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=1" style:apply-style-name="Untitled3" style:base-cell-address="SW_2021_station_avail.A1"/>
      <style:map style:condition="cell-content()=0" style:apply-style-name="Untitled4" style:base-cell-address="SW_2021_station_avail.A1"/>
    </style:style>
    <style:style style:name="ce2" style:family="table-cell" style:parent-style-name="Default" style:data-style-name="N84">
      <style:text-properties fo:font-weight="bold" style:font-weight-asian="bold" style:font-weight-complex="bold"/>
      <style:map style:condition="cell-content()=1" style:apply-style-name="Untitled3" style:base-cell-address="SW_2021_station_avail.A1"/>
      <style:map style:condition="cell-content()=0" style:apply-style-name="Untitled4" style:base-cell-address="SW_2021_station_avail.A1"/>
    </style:style>
    <style:style style:name="ce3" style:family="table-cell" style:parent-style-name="Default">
      <style:map style:condition="cell-content()=1" style:apply-style-name="Untitled1" style:base-cell-address="SW_2021_station_avail.B2"/>
      <style:map style:condition="cell-content()=0" style:apply-style-name="Untitled2" style:base-cell-address="SW_2021_station_avail.B2"/>
    </style:style>
    <style:style style:name="ce4" style:family="table-cell" style:parent-style-name="Default">
      <style:map style:condition="cell-content()=1" style:apply-style-name="Untitled3" style:base-cell-address="SW_2021_station_avail.A1"/>
      <style:map style:condition="cell-content()=0" style:apply-style-name="Untitled4" style:base-cell-address="SW_2021_station_avail.A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1" style:apply-style-name="Untitled3" style:base-cell-address="SW_2020_station_avail.A1"/>
      <style:map style:condition="cell-content()=0" style:apply-style-name="Untitled4" style:base-cell-address="SW_2020_station_avail.A1"/>
    </style:style>
    <style:style style:name="ce6" style:family="table-cell" style:parent-style-name="Default" style:data-style-name="N84">
      <style:text-properties fo:font-weight="bold" style:font-weight-asian="bold" style:font-weight-complex="bold"/>
      <style:map style:condition="cell-content()=1" style:apply-style-name="Untitled3" style:base-cell-address="SW_2020_station_avail.A1"/>
      <style:map style:condition="cell-content()=0" style:apply-style-name="Untitled4" style:base-cell-address="SW_2020_station_avail.A1"/>
    </style:style>
    <style:style style:name="ce7" style:family="table-cell" style:parent-style-name="Default">
      <style:map style:condition="cell-content()=1" style:apply-style-name="Untitled1" style:base-cell-address="SW_2020_station_avail.B2"/>
      <style:map style:condition="cell-content()=0" style:apply-style-name="Untitled2" style:base-cell-address="SW_2020_station_avail.B2"/>
    </style:style>
    <style:style style:name="ce8" style:family="table-cell" style:parent-style-name="Default">
      <style:map style:condition="cell-content()=1" style:apply-style-name="Untitled3" style:base-cell-address="SW_2020_station_avail.A1"/>
      <style:map style:condition="cell-content()=0" style:apply-style-name="Untitled4" style:base-cell-address="SW_2020_station_avail.A1"/>
    </style:style>
    <style:style style:name="ce9" style:family="table-cell" style:parent-style-name="Default">
      <style:text-properties fo:font-weight="bold" style:font-weight-asian="bold" style:font-weight-complex="bold"/>
      <style:map style:condition="cell-content()=1" style:apply-style-name="Untitled3" style:base-cell-address="SW_2019_station_avail.A1"/>
      <style:map style:condition="cell-content()=0" style:apply-style-name="Untitled4" style:base-cell-address="SW_2019_station_avail.A1"/>
    </style:style>
    <style:style style:name="ce10" style:family="table-cell" style:parent-style-name="Default" style:data-style-name="N84">
      <style:text-properties fo:font-weight="bold" style:font-weight-asian="bold" style:font-weight-complex="bold"/>
      <style:map style:condition="cell-content()=1" style:apply-style-name="Untitled3" style:base-cell-address="SW_2019_station_avail.A1"/>
      <style:map style:condition="cell-content()=0" style:apply-style-name="Untitled4" style:base-cell-address="SW_2019_station_avail.A1"/>
    </style:style>
    <style:style style:name="ce11" style:family="table-cell" style:parent-style-name="Default">
      <style:map style:condition="cell-content()=1" style:apply-style-name="Untitled1" style:base-cell-address="SW_2019_station_avail.B2"/>
      <style:map style:condition="cell-content()=0" style:apply-style-name="Untitled2" style:base-cell-address="SW_2019_station_avail.B2"/>
    </style:style>
    <style:style style:name="ce12" style:family="table-cell" style:parent-style-name="Default">
      <style:map style:condition="cell-content()=1" style:apply-style-name="Untitled3" style:base-cell-address="SW_2019_station_avail.A1"/>
      <style:map style:condition="cell-content()=0" style:apply-style-name="Untitled4" style:base-cell-address="SW_2019_station_avail.A1"/>
    </style:style>
  </office:automatic-styles>
  <office:body>
    <office:spreadsheet>
      <table:calculation-settings table:automatic-find-labels="false" table:use-regular-expressions="false" table:use-wildcards="true"/>
      <table:table table:name="SW_2021_station_avail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2" table:default-cell-style-name="ce4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sw-001</text:p>
          </table:table-cell>
          <table:table-cell table:style-name="ce1" office:value-type="string" calcext:value-type="string">
            <text:p>sw-011</text:p>
          </table:table-cell>
          <table:table-cell table:style-name="ce1" office:value-type="string" calcext:value-type="string">
            <text:p>sw-012</text:p>
          </table:table-cell>
          <table:table-cell table:style-name="ce1" office:value-type="string" calcext:value-type="string">
            <text:p>sw-013</text:p>
          </table:table-cell>
          <table:table-cell table:style-name="ce1" office:value-type="string" calcext:value-type="string">
            <text:p>sw-107</text:p>
          </table:table-cell>
          <table:table-cell table:style-name="ce1" office:value-type="string" calcext:value-type="string">
            <text:p>sw-110</text:p>
          </table:table-cell>
          <table:table-cell table:style-name="ce1" office:value-type="string" calcext:value-type="string">
            <text:p>sw-120</text:p>
          </table:table-cell>
          <table:table-cell table:style-name="ce1" office:value-type="string" calcext:value-type="string">
            <text:p>sw-125</text:p>
          </table:table-cell>
          <table:table-cell table:style-name="ce1" office:value-type="string" calcext:value-type="string">
            <text:p>sw-130</text:p>
          </table:table-cell>
          <table:table-cell table:style-name="ce1" office:value-type="string" calcext:value-type="string">
            <text:p>sw-140</text:p>
          </table:table-cell>
          <table:table-cell table:style-name="ce1" office:value-type="string" calcext:value-type="string">
            <text:p>sw-150</text:p>
          </table:table-cell>
          <table:table-cell table:style-name="ce1" office:value-type="string" calcext:value-type="string">
            <text:p>sw-200</text:p>
          </table:table-cell>
          <table:table-cell table:style-name="ce1" office:value-type="string" calcext:value-type="string">
            <text:p>sw-205</text:p>
          </table:table-cell>
          <table:table-cell table:style-name="ce1" office:value-type="string" calcext:value-type="string">
            <text:p>sw-210</text:p>
          </table:table-cell>
          <table:table-cell table:style-name="ce1" office:value-type="string" calcext:value-type="string">
            <text:p>sw-220</text:p>
          </table:table-cell>
          <table:table-cell table:style-name="ce1" office:value-type="string" calcext:value-type="string">
            <text:p>sw-225</text:p>
          </table:table-cell>
          <table:table-cell table:style-name="ce1" office:value-type="string" calcext:value-type="string">
            <text:p>sw-230</text:p>
          </table:table-cell>
          <table:table-cell table:style-name="ce1" office:value-type="string" calcext:value-type="string">
            <text:p>sw-240</text:p>
          </table:table-cell>
          <table:table-cell table:style-name="ce1" office:value-type="string" calcext:value-type="string">
            <text:p>sw-250</text:p>
          </table:table-cell>
          <table:table-cell table:style-name="ce1" office:value-type="string" calcext:value-type="string">
            <text:p>sw-corbel</text:p>
          </table:table-cell>
          <table:table-cell table:style-name="ce1" office:value-type="string" calcext:value-type="string">
            <text:p>sw-sverdrup</text:p>
          </table:table-cell>
          <table:table-cell table:style-name="ce1" office:value-type="string" calcext:value-type="string">
            <text:p>sw-vegvak</text:p>
          </table:table-cell>
        </table:table-row>
        <table:table-row table:style-name="ro1">
          <table:table-cell table:style-name="ce2" office:value-type="date" office:date-value="2021-01-01" calcext:value-type="date">
            <text:p>2021-01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2" calcext:value-type="date">
            <text:p>2021-01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3" calcext:value-type="date">
            <text:p>2021-01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4" calcext:value-type="date">
            <text:p>2021-01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5" calcext:value-type="date">
            <text:p>2021-01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6" calcext:value-type="date">
            <text:p>2021-01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7" calcext:value-type="date">
            <text:p>2021-01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8" calcext:value-type="date">
            <text:p>2021-01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09" calcext:value-type="date">
            <text:p>2021-01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0" calcext:value-type="date">
            <text:p>2021-01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1" calcext:value-type="date">
            <text:p>2021-01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2" calcext:value-type="date">
            <text:p>2021-01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3" calcext:value-type="date">
            <text:p>2021-01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4" calcext:value-type="date">
            <text:p>2021-01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5" calcext:value-type="date">
            <text:p>2021-01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6" calcext:value-type="date">
            <text:p>2021-01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7" calcext:value-type="date">
            <text:p>2021-01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8" calcext:value-type="date">
            <text:p>2021-01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19" calcext:value-type="date">
            <text:p>2021-01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0" calcext:value-type="date">
            <text:p>2021-01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1" calcext:value-type="date">
            <text:p>2021-01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2" calcext:value-type="date">
            <text:p>2021-01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3" calcext:value-type="date">
            <text:p>2021-01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4" calcext:value-type="date">
            <text:p>2021-01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6" calcext:value-type="date">
            <text:p>2021-01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7" calcext:value-type="date">
            <text:p>2021-01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8" calcext:value-type="date">
            <text:p>2021-01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29" calcext:value-type="date">
            <text:p>2021-01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30" calcext:value-type="date">
            <text:p>2021-01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1-31" calcext:value-type="date">
            <text:p>2021-01-3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1" calcext:value-type="date">
            <text:p>2021-02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2" calcext:value-type="date">
            <text:p>2021-02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3" calcext:value-type="date">
            <text:p>2021-02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4" calcext:value-type="date">
            <text:p>2021-02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5" calcext:value-type="date">
            <text:p>2021-02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6" calcext:value-type="date">
            <text:p>2021-02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7" calcext:value-type="date">
            <text:p>2021-02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8" calcext:value-type="date">
            <text:p>2021-02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09" calcext:value-type="date">
            <text:p>2021-02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0" calcext:value-type="date">
            <text:p>2021-02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1" calcext:value-type="date">
            <text:p>2021-02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2" calcext:value-type="date">
            <text:p>2021-02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3" calcext:value-type="date">
            <text:p>2021-02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4" calcext:value-type="date">
            <text:p>2021-02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5" calcext:value-type="date">
            <text:p>2021-02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6" calcext:value-type="date">
            <text:p>2021-02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7" calcext:value-type="date">
            <text:p>2021-02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8" calcext:value-type="date">
            <text:p>2021-02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19" calcext:value-type="date">
            <text:p>2021-02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0" calcext:value-type="date">
            <text:p>2021-02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1" calcext:value-type="date">
            <text:p>2021-02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2" calcext:value-type="date">
            <text:p>2021-02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3" calcext:value-type="date">
            <text:p>2021-02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4" calcext:value-type="date">
            <text:p>2021-02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5" calcext:value-type="date">
            <text:p>2021-02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6" calcext:value-type="date">
            <text:p>2021-02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7" calcext:value-type="date">
            <text:p>2021-02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2-28" calcext:value-type="date">
            <text:p>2021-02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1" calcext:value-type="date">
            <text:p>2021-03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3" calcext:value-type="date">
            <text:p>2021-03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4" calcext:value-type="date">
            <text:p>2021-03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5" calcext:value-type="date">
            <text:p>2021-03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6" calcext:value-type="date">
            <text:p>2021-03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7" calcext:value-type="date">
            <text:p>2021-03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8" calcext:value-type="date">
            <text:p>2021-03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09" calcext:value-type="date">
            <text:p>2021-03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0" calcext:value-type="date">
            <text:p>2021-03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1" calcext:value-type="date">
            <text:p>2021-03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2" calcext:value-type="date">
            <text:p>2021-03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3" calcext:value-type="date">
            <text:p>2021-03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4" calcext:value-type="date">
            <text:p>2021-03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5" calcext:value-type="date">
            <text:p>2021-03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6" calcext:value-type="date">
            <text:p>2021-03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7" calcext:value-type="date">
            <text:p>2021-03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8" calcext:value-type="date">
            <text:p>2021-03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19" calcext:value-type="date">
            <text:p>2021-03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0" calcext:value-type="date">
            <text:p>2021-03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1" calcext:value-type="date">
            <text:p>2021-03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2" calcext:value-type="date">
            <text:p>2021-03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3" calcext:value-type="date">
            <text:p>2021-03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4" calcext:value-type="date">
            <text:p>2021-03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5" calcext:value-type="date">
            <text:p>2021-03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6" calcext:value-type="date">
            <text:p>2021-03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7" calcext:value-type="date">
            <text:p>2021-03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8" calcext:value-type="date">
            <text:p>2021-03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29" calcext:value-type="date">
            <text:p>2021-03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30" calcext:value-type="date">
            <text:p>2021-03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3-31" calcext:value-type="date">
            <text:p>2021-03-3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1" calcext:value-type="date">
            <text:p>2021-04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2" calcext:value-type="date">
            <text:p>2021-04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3" calcext:value-type="date">
            <text:p>2021-04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4" calcext:value-type="date">
            <text:p>2021-04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5" calcext:value-type="date">
            <text:p>2021-04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6" calcext:value-type="date">
            <text:p>2021-04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7" calcext:value-type="date">
            <text:p>2021-04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8" calcext:value-type="date">
            <text:p>2021-04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09" calcext:value-type="date">
            <text:p>2021-04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0" calcext:value-type="date">
            <text:p>2021-04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1" calcext:value-type="date">
            <text:p>2021-04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2" calcext:value-type="date">
            <text:p>2021-04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3" calcext:value-type="date">
            <text:p>2021-04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4" calcext:value-type="date">
            <text:p>2021-04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5" calcext:value-type="date">
            <text:p>2021-04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6" calcext:value-type="date">
            <text:p>2021-04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7" calcext:value-type="date">
            <text:p>2021-04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8" calcext:value-type="date">
            <text:p>2021-04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0" calcext:value-type="date">
            <text:p>2021-04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1" calcext:value-type="date">
            <text:p>2021-04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2" calcext:value-type="date">
            <text:p>2021-04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3" calcext:value-type="date">
            <text:p>2021-04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4" calcext:value-type="date">
            <text:p>2021-04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5" calcext:value-type="date">
            <text:p>2021-04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6" calcext:value-type="date">
            <text:p>2021-04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7" calcext:value-type="date">
            <text:p>2021-04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8" calcext:value-type="date">
            <text:p>2021-04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29" calcext:value-type="date">
            <text:p>2021-04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4-30" calcext:value-type="date">
            <text:p>2021-04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1" calcext:value-type="date">
            <text:p>2021-05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2" calcext:value-type="date">
            <text:p>2021-05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3" calcext:value-type="date">
            <text:p>2021-05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4" calcext:value-type="date">
            <text:p>2021-05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5" calcext:value-type="date">
            <text:p>2021-05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6" calcext:value-type="date">
            <text:p>2021-05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8" calcext:value-type="date">
            <text:p>2021-05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09" calcext:value-type="date">
            <text:p>2021-05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0" calcext:value-type="date">
            <text:p>2021-05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1" calcext:value-type="date">
            <text:p>2021-05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2" calcext:value-type="date">
            <text:p>2021-05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3" calcext:value-type="date">
            <text:p>2021-05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4" calcext:value-type="date">
            <text:p>2021-05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5" calcext:value-type="date">
            <text:p>2021-05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6" calcext:value-type="date">
            <text:p>2021-05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8" calcext:value-type="date">
            <text:p>2021-05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19" calcext:value-type="date">
            <text:p>2021-05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0" calcext:value-type="date">
            <text:p>2021-05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1" calcext:value-type="date">
            <text:p>2021-05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2" calcext:value-type="date">
            <text:p>2021-05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3" calcext:value-type="date">
            <text:p>2021-05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4" calcext:value-type="date">
            <text:p>2021-05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5" calcext:value-type="date">
            <text:p>2021-05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6" calcext:value-type="date">
            <text:p>2021-05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7" calcext:value-type="date">
            <text:p>2021-05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8" calcext:value-type="date">
            <text:p>2021-05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29" calcext:value-type="date">
            <text:p>2021-05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30" calcext:value-type="date">
            <text:p>2021-05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5-31" calcext:value-type="date">
            <text:p>2021-05-3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1" calcext:value-type="date">
            <text:p>2021-06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2" calcext:value-type="date">
            <text:p>2021-06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3" calcext:value-type="date">
            <text:p>2021-06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4" calcext:value-type="date">
            <text:p>2021-06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5" calcext:value-type="date">
            <text:p>2021-06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6" calcext:value-type="date">
            <text:p>2021-06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7" calcext:value-type="date">
            <text:p>2021-06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8" calcext:value-type="date">
            <text:p>2021-06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09" calcext:value-type="date">
            <text:p>2021-06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0" calcext:value-type="date">
            <text:p>2021-06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1" calcext:value-type="date">
            <text:p>2021-06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2" calcext:value-type="date">
            <text:p>2021-06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3" calcext:value-type="date">
            <text:p>2021-06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5" calcext:value-type="date">
            <text:p>2021-06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6" calcext:value-type="date">
            <text:p>2021-06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7" calcext:value-type="date">
            <text:p>2021-06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19" calcext:value-type="date">
            <text:p>2021-06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0" calcext:value-type="date">
            <text:p>2021-06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1" calcext:value-type="date">
            <text:p>2021-06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2" calcext:value-type="date">
            <text:p>2021-06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3" calcext:value-type="date">
            <text:p>2021-06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4" calcext:value-type="date">
            <text:p>2021-06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5" calcext:value-type="date">
            <text:p>2021-06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6" calcext:value-type="date">
            <text:p>2021-06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7" calcext:value-type="date">
            <text:p>2021-06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8" calcext:value-type="date">
            <text:p>2021-06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6-30" calcext:value-type="date">
            <text:p>2021-06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1" calcext:value-type="date">
            <text:p>2021-07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2" calcext:value-type="date">
            <text:p>2021-07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3" calcext:value-type="date">
            <text:p>2021-07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4" calcext:value-type="date">
            <text:p>2021-07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5" calcext:value-type="date">
            <text:p>2021-07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6" calcext:value-type="date">
            <text:p>2021-07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7" calcext:value-type="date">
            <text:p>2021-07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8" calcext:value-type="date">
            <text:p>2021-07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09" calcext:value-type="date">
            <text:p>2021-07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0" calcext:value-type="date">
            <text:p>2021-07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1" calcext:value-type="date">
            <text:p>2021-07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2" calcext:value-type="date">
            <text:p>2021-07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3" calcext:value-type="date">
            <text:p>2021-07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4" calcext:value-type="date">
            <text:p>2021-07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6" calcext:value-type="date">
            <text:p>2021-07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7" calcext:value-type="date">
            <text:p>2021-07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8" calcext:value-type="date">
            <text:p>2021-07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19" calcext:value-type="date">
            <text:p>2021-07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0" calcext:value-type="date">
            <text:p>2021-07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1" calcext:value-type="date">
            <text:p>2021-07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2" calcext:value-type="date">
            <text:p>2021-07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4" calcext:value-type="date">
            <text:p>2021-07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5" calcext:value-type="date">
            <text:p>2021-07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6" calcext:value-type="date">
            <text:p>2021-07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7" calcext:value-type="date">
            <text:p>2021-07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8" calcext:value-type="date">
            <text:p>2021-07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29" calcext:value-type="date">
            <text:p>2021-07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30" calcext:value-type="date">
            <text:p>2021-07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7-31" calcext:value-type="date">
            <text:p>2021-07-3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1" calcext:value-type="date">
            <text:p>2021-08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2" calcext:value-type="date">
            <text:p>2021-08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3" calcext:value-type="date">
            <text:p>2021-08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4" calcext:value-type="date">
            <text:p>2021-08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5" calcext:value-type="date">
            <text:p>2021-08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6" calcext:value-type="date">
            <text:p>2021-08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7" calcext:value-type="date">
            <text:p>2021-08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8" calcext:value-type="date">
            <text:p>2021-08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09" calcext:value-type="date">
            <text:p>2021-08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0" calcext:value-type="date">
            <text:p>2021-08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1" calcext:value-type="date">
            <text:p>2021-08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2" calcext:value-type="date">
            <text:p>2021-08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3" calcext:value-type="date">
            <text:p>2021-08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4" calcext:value-type="date">
            <text:p>2021-08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5" calcext:value-type="date">
            <text:p>2021-08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6" calcext:value-type="date">
            <text:p>2021-08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8" calcext:value-type="date">
            <text:p>2021-08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19" calcext:value-type="date">
            <text:p>2021-08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0" calcext:value-type="date">
            <text:p>2021-08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1" calcext:value-type="date">
            <text:p>2021-08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2" calcext:value-type="date">
            <text:p>2021-08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3" calcext:value-type="date">
            <text:p>2021-08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4" calcext:value-type="date">
            <text:p>2021-08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5" calcext:value-type="date">
            <text:p>2021-08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6" calcext:value-type="date">
            <text:p>2021-08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7" calcext:value-type="date">
            <text:p>2021-08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8" calcext:value-type="date">
            <text:p>2021-08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29" calcext:value-type="date">
            <text:p>2021-08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30" calcext:value-type="date">
            <text:p>2021-08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8-31" calcext:value-type="date">
            <text:p>2021-08-3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1" calcext:value-type="date">
            <text:p>2021-09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2" calcext:value-type="date">
            <text:p>2021-09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3" calcext:value-type="date">
            <text:p>2021-09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4" calcext:value-type="date">
            <text:p>2021-09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5" calcext:value-type="date">
            <text:p>2021-09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6" calcext:value-type="date">
            <text:p>2021-09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8" calcext:value-type="date">
            <text:p>2021-09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09" calcext:value-type="date">
            <text:p>2021-09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0" calcext:value-type="date">
            <text:p>2021-09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1" calcext:value-type="date">
            <text:p>2021-09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2" calcext:value-type="date">
            <text:p>2021-09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3" calcext:value-type="date">
            <text:p>2021-09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4" calcext:value-type="date">
            <text:p>2021-09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5" calcext:value-type="date">
            <text:p>2021-09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6" calcext:value-type="date">
            <text:p>2021-09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7" calcext:value-type="date">
            <text:p>2021-09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8" calcext:value-type="date">
            <text:p>2021-09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19" calcext:value-type="date">
            <text:p>2021-09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0" calcext:value-type="date">
            <text:p>2021-09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1" calcext:value-type="date">
            <text:p>2021-09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2" calcext:value-type="date">
            <text:p>2021-09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3" calcext:value-type="date">
            <text:p>2021-09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4" calcext:value-type="date">
            <text:p>2021-09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5" calcext:value-type="date">
            <text:p>2021-09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6" calcext:value-type="date">
            <text:p>2021-09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7" calcext:value-type="date">
            <text:p>2021-09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8" calcext:value-type="date">
            <text:p>2021-09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29" calcext:value-type="date">
            <text:p>2021-09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09-30" calcext:value-type="date">
            <text:p>2021-09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1" calcext:value-type="date">
            <text:p>2021-10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2" calcext:value-type="date">
            <text:p>2021-10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3" calcext:value-type="date">
            <text:p>2021-10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4" calcext:value-type="date">
            <text:p>2021-10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5" calcext:value-type="date">
            <text:p>2021-10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6" calcext:value-type="date">
            <text:p>2021-10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7" calcext:value-type="date">
            <text:p>2021-10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8" calcext:value-type="date">
            <text:p>2021-10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09" calcext:value-type="date">
            <text:p>2021-10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0" calcext:value-type="date">
            <text:p>2021-10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1" calcext:value-type="date">
            <text:p>2021-10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2" calcext:value-type="date">
            <text:p>2021-10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3" calcext:value-type="date">
            <text:p>2021-10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4" calcext:value-type="date">
            <text:p>2021-10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5" calcext:value-type="date">
            <text:p>2021-10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6" calcext:value-type="date">
            <text:p>2021-10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7" calcext:value-type="date">
            <text:p>2021-10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8" calcext:value-type="date">
            <text:p>2021-10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19" calcext:value-type="date">
            <text:p>2021-10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0" calcext:value-type="date">
            <text:p>2021-10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1" calcext:value-type="date">
            <text:p>2021-10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2" calcext:value-type="date">
            <text:p>2021-10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3" calcext:value-type="date">
            <text:p>2021-10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4" calcext:value-type="date">
            <text:p>2021-10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5" calcext:value-type="date">
            <text:p>2021-10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6" calcext:value-type="date">
            <text:p>2021-10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7" calcext:value-type="date">
            <text:p>2021-10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8" calcext:value-type="date">
            <text:p>2021-10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29" calcext:value-type="date">
            <text:p>2021-10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30" calcext:value-type="date">
            <text:p>2021-10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0-31" calcext:value-type="date">
            <text:p>2021-10-3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3" calcext:value-type="date">
            <text:p>2021-11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4" calcext:value-type="date">
            <text:p>2021-11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5" calcext:value-type="date">
            <text:p>2021-11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6" calcext:value-type="date">
            <text:p>2021-11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7" calcext:value-type="date">
            <text:p>2021-11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8" calcext:value-type="date">
            <text:p>2021-11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09" calcext:value-type="date">
            <text:p>2021-11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0" calcext:value-type="date">
            <text:p>2021-11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1" calcext:value-type="date">
            <text:p>2021-11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2" calcext:value-type="date">
            <text:p>2021-11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3" calcext:value-type="date">
            <text:p>2021-11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4" calcext:value-type="date">
            <text:p>2021-11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5" calcext:value-type="date">
            <text:p>2021-11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6" calcext:value-type="date">
            <text:p>2021-11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7" calcext:value-type="date">
            <text:p>2021-11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8" calcext:value-type="date">
            <text:p>2021-11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19" calcext:value-type="date">
            <text:p>2021-11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0" calcext:value-type="date">
            <text:p>2021-11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1" calcext:value-type="date">
            <text:p>2021-11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2" calcext:value-type="date">
            <text:p>2021-11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3" calcext:value-type="date">
            <text:p>2021-11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4" calcext:value-type="date">
            <text:p>2021-11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5" calcext:value-type="date">
            <text:p>2021-11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6" calcext:value-type="date">
            <text:p>2021-11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7" calcext:value-type="date">
            <text:p>2021-11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8" calcext:value-type="date">
            <text:p>2021-11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29" calcext:value-type="date">
            <text:p>2021-11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1-30" calcext:value-type="date">
            <text:p>2021-11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1" calcext:value-type="date">
            <text:p>2021-12-0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2" calcext:value-type="date">
            <text:p>2021-12-0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3" calcext:value-type="date">
            <text:p>2021-12-0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4" calcext:value-type="date">
            <text:p>2021-12-0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5" calcext:value-type="date">
            <text:p>2021-12-0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6" calcext:value-type="date">
            <text:p>2021-12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7" calcext:value-type="date">
            <text:p>2021-12-0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8" calcext:value-type="date">
            <text:p>2021-12-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09" calcext:value-type="date">
            <text:p>2021-12-0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0" calcext:value-type="date">
            <text:p>2021-12-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1" calcext:value-type="date">
            <text:p>2021-12-1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2" calcext:value-type="date">
            <text:p>2021-12-1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5" calcext:value-type="date">
            <text:p>2021-12-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6" calcext:value-type="date">
            <text:p>2021-12-1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7" calcext:value-type="date">
            <text:p>2021-12-1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8" calcext:value-type="date">
            <text:p>2021-12-1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19" calcext:value-type="date">
            <text:p>2021-12-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0" calcext:value-type="date">
            <text:p>2021-12-2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1" calcext:value-type="date">
            <text:p>2021-12-2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2" calcext:value-type="date">
            <text:p>2021-12-2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3" calcext:value-type="date">
            <text:p>2021-12-2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4" calcext:value-type="date">
            <text:p>2021-12-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5" calcext:value-type="date">
            <text:p>2021-12-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6" calcext:value-type="date">
            <text:p>2021-12-2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7" calcext:value-type="date">
            <text:p>2021-12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29" calcext:value-type="date">
            <text:p>2021-12-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30" calcext:value-type="date">
            <text:p>2021-12-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>
          <table:table-cell table:style-name="ce2" office:value-type="date" office:date-value="2021-12-31" calcext:value-type="date">
            <text:p>2021-12-3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1"/>
        </table:table-row>
        <table:table-row table:style-name="ro1" table:number-rows-repeated="101247">
          <table:table-cell table:style-name="Default" table:number-columns-repeated="23"/>
        </table:table-row>
        <table:table-row table:style-name="ro1" table:number-rows-repeated="946962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SW_2021_station_avail.B2:SW_2021_station_avail.W366">
            <calcext:condition calcext:apply-style-name="Untitled1" calcext:value="=1" calcext:base-cell-address="SW_2021_station_avail.B2"/>
            <calcext:condition calcext:apply-style-name="Untitled2" calcext:value="=0" calcext:base-cell-address="SW_2021_station_avail.B2"/>
          </calcext:conditional-format>
          <calcext:conditional-format calcext:target-range-address="SW_2021_station_avail.A101614:SW_2021_station_avail.W1048576 SW_2021_station_avail.A1:SW_2021_station_avail.W366">
            <calcext:condition calcext:apply-style-name="Untitled3" calcext:value="=1" calcext:base-cell-address="SW_2021_station_avail.A1"/>
            <calcext:condition calcext:apply-style-name="Untitled4" calcext:value="=0" calcext:base-cell-address="SW_2021_station_avail.A1"/>
            <calcext:condition calcext:apply-style-name="Untitled5" calcext:value="not-contains-text(0)" calcext:base-cell-address="SW_2021_station_avail.A1"/>
          </calcext:conditional-format>
        </calcext:conditional-formats>
      </table:table>
      <table:table table:name="SW_2020_station_avail" table:style-name="ta1">
        <table:table-column table:style-name="co1" table:default-cell-style-name="ce5"/>
        <table:table-column table:style-name="co1" table:number-columns-repeated="22" table:default-cell-style-name="ce8"/>
        <table:table-row table:style-name="ro1">
          <table:table-cell office:value-type="string" calcext:value-type="string">
            <text:p>date</text:p>
          </table:table-cell>
          <table:table-cell table:style-name="ce5" office:value-type="string" calcext:value-type="string">
            <text:p>sw-001</text:p>
          </table:table-cell>
          <table:table-cell table:style-name="ce5" office:value-type="string" calcext:value-type="string">
            <text:p>sw-011</text:p>
          </table:table-cell>
          <table:table-cell table:style-name="ce5" office:value-type="string" calcext:value-type="string">
            <text:p>sw-012</text:p>
          </table:table-cell>
          <table:table-cell table:style-name="ce5" office:value-type="string" calcext:value-type="string">
            <text:p>sw-013</text:p>
          </table:table-cell>
          <table:table-cell table:style-name="ce5" office:value-type="string" calcext:value-type="string">
            <text:p>sw-107</text:p>
          </table:table-cell>
          <table:table-cell table:style-name="ce5" office:value-type="string" calcext:value-type="string">
            <text:p>sw-110</text:p>
          </table:table-cell>
          <table:table-cell table:style-name="ce5" office:value-type="string" calcext:value-type="string">
            <text:p>sw-120</text:p>
          </table:table-cell>
          <table:table-cell table:style-name="ce5" office:value-type="string" calcext:value-type="string">
            <text:p>sw-125</text:p>
          </table:table-cell>
          <table:table-cell table:style-name="ce5" office:value-type="string" calcext:value-type="string">
            <text:p>sw-130</text:p>
          </table:table-cell>
          <table:table-cell table:style-name="ce5" office:value-type="string" calcext:value-type="string">
            <text:p>sw-140</text:p>
          </table:table-cell>
          <table:table-cell table:style-name="ce5" office:value-type="string" calcext:value-type="string">
            <text:p>sw-150</text:p>
          </table:table-cell>
          <table:table-cell table:style-name="ce5" office:value-type="string" calcext:value-type="string">
            <text:p>sw-200</text:p>
          </table:table-cell>
          <table:table-cell table:style-name="ce5" office:value-type="string" calcext:value-type="string">
            <text:p>sw-205</text:p>
          </table:table-cell>
          <table:table-cell table:style-name="ce5" office:value-type="string" calcext:value-type="string">
            <text:p>sw-210</text:p>
          </table:table-cell>
          <table:table-cell table:style-name="ce5" office:value-type="string" calcext:value-type="string">
            <text:p>sw-220</text:p>
          </table:table-cell>
          <table:table-cell table:style-name="ce5" office:value-type="string" calcext:value-type="string">
            <text:p>sw-225</text:p>
          </table:table-cell>
          <table:table-cell table:style-name="ce5" office:value-type="string" calcext:value-type="string">
            <text:p>sw-230</text:p>
          </table:table-cell>
          <table:table-cell table:style-name="ce5" office:value-type="string" calcext:value-type="string">
            <text:p>sw-240</text:p>
          </table:table-cell>
          <table:table-cell table:style-name="ce5" office:value-type="string" calcext:value-type="string">
            <text:p>sw-250</text:p>
          </table:table-cell>
          <table:table-cell table:style-name="ce5" office:value-type="string" calcext:value-type="string">
            <text:p>sw-corbel</text:p>
          </table:table-cell>
          <table:table-cell table:style-name="ce5" office:value-type="string" calcext:value-type="string">
            <text:p>sw-sverdrup</text:p>
          </table:table-cell>
          <table:table-cell table:style-name="ce5" office:value-type="string" calcext:value-type="string">
            <text:p>sw-vegvak</text:p>
          </table:table-cell>
        </table:table-row>
        <table:table-row table:style-name="ro1">
          <table:table-cell table:style-name="ce6" office:value-type="date" office:date-value="2020-01-01" calcext:value-type="date">
            <text:p>2020-01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2" calcext:value-type="date">
            <text:p>2020-01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3" calcext:value-type="date">
            <text:p>2020-01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4" calcext:value-type="date">
            <text:p>2020-01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5" calcext:value-type="date">
            <text:p>2020-01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6" calcext:value-type="date">
            <text:p>2020-01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7" calcext:value-type="date">
            <text:p>2020-01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8" calcext:value-type="date">
            <text:p>2020-01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09" calcext:value-type="date">
            <text:p>2020-01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0" calcext:value-type="date">
            <text:p>2020-01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1" calcext:value-type="date">
            <text:p>2020-01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2" calcext:value-type="date">
            <text:p>2020-01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3" calcext:value-type="date">
            <text:p>2020-01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4" calcext:value-type="date">
            <text:p>2020-01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5" calcext:value-type="date">
            <text:p>2020-01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6" calcext:value-type="date">
            <text:p>2020-01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7" calcext:value-type="date">
            <text:p>2020-01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8" calcext:value-type="date">
            <text:p>2020-01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19" calcext:value-type="date">
            <text:p>2020-01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0" calcext:value-type="date">
            <text:p>2020-01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1" calcext:value-type="date">
            <text:p>2020-01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2" calcext:value-type="date">
            <text:p>2020-01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3" calcext:value-type="date">
            <text:p>2020-01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4" calcext:value-type="date">
            <text:p>2020-01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5" calcext:value-type="date">
            <text:p>2020-01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6" calcext:value-type="date">
            <text:p>2020-01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7" calcext:value-type="date">
            <text:p>2020-01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8" calcext:value-type="date">
            <text:p>2020-01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29" calcext:value-type="date">
            <text:p>2020-01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30" calcext:value-type="date">
            <text:p>2020-01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1-31" calcext:value-type="date">
            <text:p>2020-01-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1" calcext:value-type="date">
            <text:p>2020-02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2" calcext:value-type="date">
            <text:p>2020-02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3" calcext:value-type="date">
            <text:p>2020-02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4" calcext:value-type="date">
            <text:p>2020-02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5" calcext:value-type="date">
            <text:p>2020-02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6" calcext:value-type="date">
            <text:p>2020-02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7" calcext:value-type="date">
            <text:p>2020-02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8" calcext:value-type="date">
            <text:p>2020-02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09" calcext:value-type="date">
            <text:p>2020-02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0" calcext:value-type="date">
            <text:p>2020-02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1" calcext:value-type="date">
            <text:p>2020-02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2" calcext:value-type="date">
            <text:p>2020-02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3" calcext:value-type="date">
            <text:p>2020-02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4" calcext:value-type="date">
            <text:p>2020-02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5" calcext:value-type="date">
            <text:p>2020-02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6" calcext:value-type="date">
            <text:p>2020-02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7" calcext:value-type="date">
            <text:p>2020-02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8" calcext:value-type="date">
            <text:p>2020-02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19" calcext:value-type="date">
            <text:p>2020-02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0" calcext:value-type="date">
            <text:p>2020-02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1" calcext:value-type="date">
            <text:p>2020-02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2" calcext:value-type="date">
            <text:p>2020-02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3" calcext:value-type="date">
            <text:p>2020-02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4" calcext:value-type="date">
            <text:p>2020-02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5" calcext:value-type="date">
            <text:p>2020-02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6" calcext:value-type="date">
            <text:p>2020-02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7" calcext:value-type="date">
            <text:p>2020-02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8" calcext:value-type="date">
            <text:p>2020-02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2-29" calcext:value-type="date">
            <text:p>2020-02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1" calcext:value-type="date">
            <text:p>2020-03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2" calcext:value-type="date">
            <text:p>2020-03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3" calcext:value-type="date">
            <text:p>2020-03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4" calcext:value-type="date">
            <text:p>2020-03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5" calcext:value-type="date">
            <text:p>2020-03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6" calcext:value-type="date">
            <text:p>2020-03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7" calcext:value-type="date">
            <text:p>2020-03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8" calcext:value-type="date">
            <text:p>2020-03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09" calcext:value-type="date">
            <text:p>2020-03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0" calcext:value-type="date">
            <text:p>2020-03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1" calcext:value-type="date">
            <text:p>2020-03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2" calcext:value-type="date">
            <text:p>2020-03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3" calcext:value-type="date">
            <text:p>2020-03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4" calcext:value-type="date">
            <text:p>2020-03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5" calcext:value-type="date">
            <text:p>2020-03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6" calcext:value-type="date">
            <text:p>2020-03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7" calcext:value-type="date">
            <text:p>2020-03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8" calcext:value-type="date">
            <text:p>2020-03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19" calcext:value-type="date">
            <text:p>2020-03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0" calcext:value-type="date">
            <text:p>2020-03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1" calcext:value-type="date">
            <text:p>2020-03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2" calcext:value-type="date">
            <text:p>2020-03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3" calcext:value-type="date">
            <text:p>2020-03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4" calcext:value-type="date">
            <text:p>2020-03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5" calcext:value-type="date">
            <text:p>2020-03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6" calcext:value-type="date">
            <text:p>2020-03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7" calcext:value-type="date">
            <text:p>2020-03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8" calcext:value-type="date">
            <text:p>2020-03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29" calcext:value-type="date">
            <text:p>2020-03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30" calcext:value-type="date">
            <text:p>2020-03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3-31" calcext:value-type="date">
            <text:p>2020-03-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1" calcext:value-type="date">
            <text:p>2020-04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2" calcext:value-type="date">
            <text:p>2020-04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3" calcext:value-type="date">
            <text:p>2020-04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4" calcext:value-type="date">
            <text:p>2020-04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5" calcext:value-type="date">
            <text:p>2020-04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6" calcext:value-type="date">
            <text:p>2020-04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7" calcext:value-type="date">
            <text:p>2020-04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8" calcext:value-type="date">
            <text:p>2020-04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09" calcext:value-type="date">
            <text:p>2020-04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0" calcext:value-type="date">
            <text:p>2020-04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1" calcext:value-type="date">
            <text:p>2020-04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2" calcext:value-type="date">
            <text:p>2020-04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3" calcext:value-type="date">
            <text:p>2020-04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4" calcext:value-type="date">
            <text:p>2020-04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5" calcext:value-type="date">
            <text:p>2020-04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6" calcext:value-type="date">
            <text:p>2020-04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7" calcext:value-type="date">
            <text:p>2020-04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8" calcext:value-type="date">
            <text:p>2020-04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19" calcext:value-type="date">
            <text:p>2020-04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0" calcext:value-type="date">
            <text:p>2020-04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1" calcext:value-type="date">
            <text:p>2020-04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2" calcext:value-type="date">
            <text:p>2020-04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3" calcext:value-type="date">
            <text:p>2020-04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4" calcext:value-type="date">
            <text:p>2020-04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5" calcext:value-type="date">
            <text:p>2020-04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6" calcext:value-type="date">
            <text:p>2020-04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7" calcext:value-type="date">
            <text:p>2020-04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8" calcext:value-type="date">
            <text:p>2020-04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29" calcext:value-type="date">
            <text:p>2020-04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4-30" calcext:value-type="date">
            <text:p>2020-04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1" calcext:value-type="date">
            <text:p>2020-05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2" calcext:value-type="date">
            <text:p>2020-05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3" calcext:value-type="date">
            <text:p>2020-05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4" calcext:value-type="date">
            <text:p>2020-05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5" calcext:value-type="date">
            <text:p>2020-05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6" calcext:value-type="date">
            <text:p>2020-05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7" calcext:value-type="date">
            <text:p>2020-05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8" calcext:value-type="date">
            <text:p>2020-05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09" calcext:value-type="date">
            <text:p>2020-05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0" calcext:value-type="date">
            <text:p>2020-05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1" calcext:value-type="date">
            <text:p>2020-05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2" calcext:value-type="date">
            <text:p>2020-05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3" calcext:value-type="date">
            <text:p>2020-05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4" calcext:value-type="date">
            <text:p>2020-05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5" calcext:value-type="date">
            <text:p>2020-05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6" calcext:value-type="date">
            <text:p>2020-05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7" calcext:value-type="date">
            <text:p>2020-05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8" calcext:value-type="date">
            <text:p>2020-05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19" calcext:value-type="date">
            <text:p>2020-05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0" calcext:value-type="date">
            <text:p>2020-05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1" calcext:value-type="date">
            <text:p>2020-05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2" calcext:value-type="date">
            <text:p>2020-05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3" calcext:value-type="date">
            <text:p>2020-05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4" calcext:value-type="date">
            <text:p>2020-05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5" calcext:value-type="date">
            <text:p>2020-05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6" calcext:value-type="date">
            <text:p>2020-05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7" calcext:value-type="date">
            <text:p>2020-05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8" calcext:value-type="date">
            <text:p>2020-05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29" calcext:value-type="date">
            <text:p>2020-05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30" calcext:value-type="date">
            <text:p>2020-05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5-31" calcext:value-type="date">
            <text:p>2020-05-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1" calcext:value-type="date">
            <text:p>2020-06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2" calcext:value-type="date">
            <text:p>2020-06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3" calcext:value-type="date">
            <text:p>2020-06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4" calcext:value-type="date">
            <text:p>2020-06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5" calcext:value-type="date">
            <text:p>2020-06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6" calcext:value-type="date">
            <text:p>2020-06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7" calcext:value-type="date">
            <text:p>2020-06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8" calcext:value-type="date">
            <text:p>2020-06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09" calcext:value-type="date">
            <text:p>2020-06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0" calcext:value-type="date">
            <text:p>2020-06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1" calcext:value-type="date">
            <text:p>2020-06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2" calcext:value-type="date">
            <text:p>2020-06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3" calcext:value-type="date">
            <text:p>2020-06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4" calcext:value-type="date">
            <text:p>2020-06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5" calcext:value-type="date">
            <text:p>2020-06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6" calcext:value-type="date">
            <text:p>2020-06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7" calcext:value-type="date">
            <text:p>2020-06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8" calcext:value-type="date">
            <text:p>2020-06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19" calcext:value-type="date">
            <text:p>2020-06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0" calcext:value-type="date">
            <text:p>2020-06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1" calcext:value-type="date">
            <text:p>2020-06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2" calcext:value-type="date">
            <text:p>2020-06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3" calcext:value-type="date">
            <text:p>2020-06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4" calcext:value-type="date">
            <text:p>2020-06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5" calcext:value-type="date">
            <text:p>2020-06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6" calcext:value-type="date">
            <text:p>2020-06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7" calcext:value-type="date">
            <text:p>2020-06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8" calcext:value-type="date">
            <text:p>2020-06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29" calcext:value-type="date">
            <text:p>2020-06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6-30" calcext:value-type="date">
            <text:p>2020-06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1" calcext:value-type="date">
            <text:p>2020-07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2" calcext:value-type="date">
            <text:p>2020-07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3" calcext:value-type="date">
            <text:p>2020-07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4" calcext:value-type="date">
            <text:p>2020-07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5" calcext:value-type="date">
            <text:p>2020-07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6" calcext:value-type="date">
            <text:p>2020-07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7" calcext:value-type="date">
            <text:p>2020-07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8" calcext:value-type="date">
            <text:p>2020-07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09" calcext:value-type="date">
            <text:p>2020-07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0" calcext:value-type="date">
            <text:p>2020-07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1" calcext:value-type="date">
            <text:p>2020-07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2" calcext:value-type="date">
            <text:p>2020-07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3" calcext:value-type="date">
            <text:p>2020-07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4" calcext:value-type="date">
            <text:p>2020-07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5" calcext:value-type="date">
            <text:p>2020-07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6" calcext:value-type="date">
            <text:p>2020-07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7" calcext:value-type="date">
            <text:p>2020-07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8" calcext:value-type="date">
            <text:p>2020-07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19" calcext:value-type="date">
            <text:p>2020-07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0" calcext:value-type="date">
            <text:p>2020-07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1" calcext:value-type="date">
            <text:p>2020-07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2" calcext:value-type="date">
            <text:p>2020-07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3" calcext:value-type="date">
            <text:p>2020-07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4" calcext:value-type="date">
            <text:p>2020-07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5" calcext:value-type="date">
            <text:p>2020-07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6" calcext:value-type="date">
            <text:p>2020-07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7" calcext:value-type="date">
            <text:p>2020-07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8" calcext:value-type="date">
            <text:p>2020-07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29" calcext:value-type="date">
            <text:p>2020-07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30" calcext:value-type="date">
            <text:p>2020-07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7-31" calcext:value-type="date">
            <text:p>2020-07-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1" calcext:value-type="date">
            <text:p>2020-08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2" calcext:value-type="date">
            <text:p>2020-08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3" calcext:value-type="date">
            <text:p>2020-08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4" calcext:value-type="date">
            <text:p>2020-08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5" calcext:value-type="date">
            <text:p>2020-08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6" calcext:value-type="date">
            <text:p>2020-08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7" calcext:value-type="date">
            <text:p>2020-08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8" calcext:value-type="date">
            <text:p>2020-08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09" calcext:value-type="date">
            <text:p>2020-08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0" calcext:value-type="date">
            <text:p>2020-08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1" calcext:value-type="date">
            <text:p>2020-08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2" calcext:value-type="date">
            <text:p>2020-08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3" calcext:value-type="date">
            <text:p>2020-08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4" calcext:value-type="date">
            <text:p>2020-08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5" calcext:value-type="date">
            <text:p>2020-08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6" calcext:value-type="date">
            <text:p>2020-08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7" calcext:value-type="date">
            <text:p>2020-08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8" calcext:value-type="date">
            <text:p>2020-08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19" calcext:value-type="date">
            <text:p>2020-08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0" calcext:value-type="date">
            <text:p>2020-08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1" calcext:value-type="date">
            <text:p>2020-08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2" calcext:value-type="date">
            <text:p>2020-08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3" calcext:value-type="date">
            <text:p>2020-08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4" calcext:value-type="date">
            <text:p>2020-08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5" calcext:value-type="date">
            <text:p>2020-08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6" calcext:value-type="date">
            <text:p>2020-08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7" calcext:value-type="date">
            <text:p>2020-08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8" calcext:value-type="date">
            <text:p>2020-08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29" calcext:value-type="date">
            <text:p>2020-08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30" calcext:value-type="date">
            <text:p>2020-08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8-31" calcext:value-type="date">
            <text:p>2020-08-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1" calcext:value-type="date">
            <text:p>2020-09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2" calcext:value-type="date">
            <text:p>2020-09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3" calcext:value-type="date">
            <text:p>2020-09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4" calcext:value-type="date">
            <text:p>2020-09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5" calcext:value-type="date">
            <text:p>2020-09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6" calcext:value-type="date">
            <text:p>2020-09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7" calcext:value-type="date">
            <text:p>2020-09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8" calcext:value-type="date">
            <text:p>2020-09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09" calcext:value-type="date">
            <text:p>2020-09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0" calcext:value-type="date">
            <text:p>2020-09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1" calcext:value-type="date">
            <text:p>2020-09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2" calcext:value-type="date">
            <text:p>2020-09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3" calcext:value-type="date">
            <text:p>2020-09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4" calcext:value-type="date">
            <text:p>2020-09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5" calcext:value-type="date">
            <text:p>2020-09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6" calcext:value-type="date">
            <text:p>2020-09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7" calcext:value-type="date">
            <text:p>2020-09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8" calcext:value-type="date">
            <text:p>2020-09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19" calcext:value-type="date">
            <text:p>2020-09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0" calcext:value-type="date">
            <text:p>2020-09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1" calcext:value-type="date">
            <text:p>2020-09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2" calcext:value-type="date">
            <text:p>2020-09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3" calcext:value-type="date">
            <text:p>2020-09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4" calcext:value-type="date">
            <text:p>2020-09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5" calcext:value-type="date">
            <text:p>2020-09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6" calcext:value-type="date">
            <text:p>2020-09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7" calcext:value-type="date">
            <text:p>2020-09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8" calcext:value-type="date">
            <text:p>2020-09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29" calcext:value-type="date">
            <text:p>2020-09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09-30" calcext:value-type="date">
            <text:p>2020-09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1" calcext:value-type="date">
            <text:p>2020-10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2" calcext:value-type="date">
            <text:p>2020-10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3" calcext:value-type="date">
            <text:p>2020-10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4" calcext:value-type="date">
            <text:p>2020-10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5" calcext:value-type="date">
            <text:p>2020-10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6" calcext:value-type="date">
            <text:p>2020-10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7" calcext:value-type="date">
            <text:p>2020-10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8" calcext:value-type="date">
            <text:p>2020-10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09" calcext:value-type="date">
            <text:p>2020-10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0" calcext:value-type="date">
            <text:p>2020-10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1" calcext:value-type="date">
            <text:p>2020-10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2" calcext:value-type="date">
            <text:p>2020-10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3" calcext:value-type="date">
            <text:p>2020-10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4" calcext:value-type="date">
            <text:p>2020-10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5" calcext:value-type="date">
            <text:p>2020-10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6" calcext:value-type="date">
            <text:p>2020-10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7" calcext:value-type="date">
            <text:p>2020-10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8" calcext:value-type="date">
            <text:p>2020-10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19" calcext:value-type="date">
            <text:p>2020-10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0" calcext:value-type="date">
            <text:p>2020-10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1" calcext:value-type="date">
            <text:p>2020-10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2" calcext:value-type="date">
            <text:p>2020-10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3" calcext:value-type="date">
            <text:p>2020-10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4" calcext:value-type="date">
            <text:p>2020-10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5" calcext:value-type="date">
            <text:p>2020-10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6" calcext:value-type="date">
            <text:p>2020-10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7" calcext:value-type="date">
            <text:p>2020-10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8" calcext:value-type="date">
            <text:p>2020-10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29" calcext:value-type="date">
            <text:p>2020-10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30" calcext:value-type="date">
            <text:p>2020-10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0-31" calcext:value-type="date">
            <text:p>2020-10-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1" calcext:value-type="date">
            <text:p>2020-11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2" calcext:value-type="date">
            <text:p>2020-11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3" calcext:value-type="date">
            <text:p>2020-11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4" calcext:value-type="date">
            <text:p>2020-11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5" calcext:value-type="date">
            <text:p>2020-11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6" calcext:value-type="date">
            <text:p>2020-11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7" calcext:value-type="date">
            <text:p>2020-11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8" calcext:value-type="date">
            <text:p>2020-11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09" calcext:value-type="date">
            <text:p>2020-11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0" calcext:value-type="date">
            <text:p>2020-11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1" calcext:value-type="date">
            <text:p>2020-11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2" calcext:value-type="date">
            <text:p>2020-11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3" calcext:value-type="date">
            <text:p>2020-11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4" calcext:value-type="date">
            <text:p>2020-11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5" calcext:value-type="date">
            <text:p>2020-11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6" calcext:value-type="date">
            <text:p>2020-11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7" calcext:value-type="date">
            <text:p>2020-11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8" calcext:value-type="date">
            <text:p>2020-11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19" calcext:value-type="date">
            <text:p>2020-11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0" calcext:value-type="date">
            <text:p>2020-11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1" calcext:value-type="date">
            <text:p>2020-11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2" calcext:value-type="date">
            <text:p>2020-11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3" calcext:value-type="date">
            <text:p>2020-11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4" calcext:value-type="date">
            <text:p>2020-11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5" calcext:value-type="date">
            <text:p>2020-11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6" calcext:value-type="date">
            <text:p>2020-11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7" calcext:value-type="date">
            <text:p>2020-11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8" calcext:value-type="date">
            <text:p>2020-11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29" calcext:value-type="date">
            <text:p>2020-11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1-30" calcext:value-type="date">
            <text:p>2020-11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1" calcext:value-type="date">
            <text:p>2020-12-0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2" calcext:value-type="date">
            <text:p>2020-12-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3" calcext:value-type="date">
            <text:p>2020-12-0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4" calcext:value-type="date">
            <text:p>2020-12-0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5" calcext:value-type="date">
            <text:p>2020-12-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6" calcext:value-type="date">
            <text:p>2020-12-0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7" calcext:value-type="date">
            <text:p>2020-12-0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8" calcext:value-type="date">
            <text:p>2020-12-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09" calcext:value-type="date">
            <text:p>2020-12-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0" calcext:value-type="date">
            <text:p>2020-12-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1" calcext:value-type="date">
            <text:p>2020-12-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2" calcext:value-type="date">
            <text:p>2020-12-1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3" calcext:value-type="date">
            <text:p>2020-12-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4" calcext:value-type="date">
            <text:p>2020-12-1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5" calcext:value-type="date">
            <text:p>2020-12-1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6" calcext:value-type="date">
            <text:p>2020-12-1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7" calcext:value-type="date">
            <text:p>2020-12-1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8" calcext:value-type="date">
            <text:p>2020-12-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19" calcext:value-type="date">
            <text:p>2020-12-1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0" calcext:value-type="date">
            <text:p>2020-12-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1" calcext:value-type="date">
            <text:p>2020-12-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2" calcext:value-type="date">
            <text:p>2020-12-2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3" calcext:value-type="date">
            <text:p>2020-12-2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4" calcext:value-type="date">
            <text:p>2020-12-2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5" calcext:value-type="date">
            <text:p>2020-12-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6" calcext:value-type="date">
            <text:p>2020-12-2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7" calcext:value-type="date">
            <text:p>2020-12-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8" calcext:value-type="date">
            <text:p>2020-12-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29" calcext:value-type="date">
            <text:p>2020-12-2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30" calcext:value-type="date">
            <text:p>2020-12-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>
          <table:table-cell table:style-name="ce6" office:value-type="date" office:date-value="2020-12-31" calcext:value-type="date">
            <text:p>2020-12-3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1"/>
        </table:table-row>
        <table:table-row table:style-name="ro1" table:number-rows-repeated="101246">
          <table:table-cell table:style-name="Default" table:number-columns-repeated="23"/>
        </table:table-row>
        <table:table-row table:style-name="ro1" table:number-rows-repeated="946962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SW_2020_station_avail.B2:SW_2020_station_avail.W367">
            <calcext:condition calcext:apply-style-name="Untitled1" calcext:value="=1" calcext:base-cell-address="SW_2020_station_avail.B2"/>
            <calcext:condition calcext:apply-style-name="Untitled2" calcext:value="=0" calcext:base-cell-address="SW_2020_station_avail.B2"/>
          </calcext:conditional-format>
          <calcext:conditional-format calcext:target-range-address="SW_2020_station_avail.A101614:SW_2020_station_avail.W1048576 SW_2020_station_avail.A1:SW_2020_station_avail.W367">
            <calcext:condition calcext:apply-style-name="Untitled3" calcext:value="=1" calcext:base-cell-address="SW_2020_station_avail.A1"/>
            <calcext:condition calcext:apply-style-name="Untitled4" calcext:value="=0" calcext:base-cell-address="SW_2020_station_avail.A1"/>
            <calcext:condition calcext:apply-style-name="Untitled5" calcext:value="not-contains-text(0)" calcext:base-cell-address="SW_2020_station_avail.A1"/>
          </calcext:conditional-format>
        </calcext:conditional-formats>
      </table:table>
      <table:table table:name="SW_2019_station_avail" table:style-name="ta1">
        <table:table-column table:style-name="co1" table:default-cell-style-name="ce9"/>
        <table:table-column table:style-name="co1" table:number-columns-repeated="22" table:default-cell-style-name="ce12"/>
        <table:table-row table:style-name="ro1">
          <table:table-cell office:value-type="string" calcext:value-type="string">
            <text:p>date</text:p>
          </table:table-cell>
          <table:table-cell table:style-name="ce9" office:value-type="string" calcext:value-type="string">
            <text:p>sw-001</text:p>
          </table:table-cell>
          <table:table-cell table:style-name="ce9" office:value-type="string" calcext:value-type="string">
            <text:p>sw-011</text:p>
          </table:table-cell>
          <table:table-cell table:style-name="ce9" office:value-type="string" calcext:value-type="string">
            <text:p>sw-012</text:p>
          </table:table-cell>
          <table:table-cell table:style-name="ce9" office:value-type="string" calcext:value-type="string">
            <text:p>sw-013</text:p>
          </table:table-cell>
          <table:table-cell table:style-name="ce9" office:value-type="string" calcext:value-type="string">
            <text:p>sw-107</text:p>
          </table:table-cell>
          <table:table-cell table:style-name="ce9" office:value-type="string" calcext:value-type="string">
            <text:p>sw-110</text:p>
          </table:table-cell>
          <table:table-cell table:style-name="ce9" office:value-type="string" calcext:value-type="string">
            <text:p>sw-120</text:p>
          </table:table-cell>
          <table:table-cell table:style-name="ce9" office:value-type="string" calcext:value-type="string">
            <text:p>sw-125</text:p>
          </table:table-cell>
          <table:table-cell table:style-name="ce9" office:value-type="string" calcext:value-type="string">
            <text:p>sw-130</text:p>
          </table:table-cell>
          <table:table-cell table:style-name="ce9" office:value-type="string" calcext:value-type="string">
            <text:p>sw-140</text:p>
          </table:table-cell>
          <table:table-cell table:style-name="ce9" office:value-type="string" calcext:value-type="string">
            <text:p>sw-150</text:p>
          </table:table-cell>
          <table:table-cell table:style-name="ce9" office:value-type="string" calcext:value-type="string">
            <text:p>sw-200</text:p>
          </table:table-cell>
          <table:table-cell table:style-name="ce9" office:value-type="string" calcext:value-type="string">
            <text:p>sw-205</text:p>
          </table:table-cell>
          <table:table-cell table:style-name="ce9" office:value-type="string" calcext:value-type="string">
            <text:p>sw-210</text:p>
          </table:table-cell>
          <table:table-cell table:style-name="ce9" office:value-type="string" calcext:value-type="string">
            <text:p>sw-220</text:p>
          </table:table-cell>
          <table:table-cell table:style-name="ce9" office:value-type="string" calcext:value-type="string">
            <text:p>sw-225</text:p>
          </table:table-cell>
          <table:table-cell table:style-name="ce9" office:value-type="string" calcext:value-type="string">
            <text:p>sw-230</text:p>
          </table:table-cell>
          <table:table-cell table:style-name="ce9" office:value-type="string" calcext:value-type="string">
            <text:p>sw-240</text:p>
          </table:table-cell>
          <table:table-cell table:style-name="ce9" office:value-type="string" calcext:value-type="string">
            <text:p>sw-250</text:p>
          </table:table-cell>
          <table:table-cell table:style-name="ce9" office:value-type="string" calcext:value-type="string">
            <text:p>sw-corbel</text:p>
          </table:table-cell>
          <table:table-cell table:style-name="ce9" office:value-type="string" calcext:value-type="string">
            <text:p>sw-sverdrup</text:p>
          </table:table-cell>
          <table:table-cell table:style-name="ce9" office:value-type="string" calcext:value-type="string">
            <text:p>sw-vegvak</text:p>
          </table:table-cell>
        </table:table-row>
        <table:table-row table:style-name="ro1">
          <table:table-cell table:style-name="ce10" office:value-type="date" office:date-value="2019-01-01" calcext:value-type="date">
            <text:p>2019-01-0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2" calcext:value-type="date">
            <text:p>2019-01-0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3" calcext:value-type="date">
            <text:p>2019-01-0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4" calcext:value-type="date">
            <text:p>2019-01-0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5" calcext:value-type="date">
            <text:p>2019-01-0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6" calcext:value-type="date">
            <text:p>2019-01-0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7" calcext:value-type="date">
            <text:p>2019-01-0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8" calcext:value-type="date">
            <text:p>2019-01-0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09" calcext:value-type="date">
            <text:p>2019-01-0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0" calcext:value-type="date">
            <text:p>2019-01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1" calcext:value-type="date">
            <text:p>2019-01-1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2" calcext:value-type="date">
            <text:p>2019-01-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3" calcext:value-type="date">
            <text:p>2019-01-1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4" calcext:value-type="date">
            <text:p>2019-01-1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5" calcext:value-type="date">
            <text:p>2019-01-1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6" calcext:value-type="date">
            <text:p>2019-01-1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7" calcext:value-type="date">
            <text:p>2019-01-1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8" calcext:value-type="date">
            <text:p>2019-01-1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19" calcext:value-type="date">
            <text:p>2019-01-1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0" calcext:value-type="date">
            <text:p>2019-01-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1" calcext:value-type="date">
            <text:p>2019-01-2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2" calcext:value-type="date">
            <text:p>2019-01-2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3" calcext:value-type="date">
            <text:p>2019-01-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4" calcext:value-type="date">
            <text:p>2019-01-2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5" calcext:value-type="date">
            <text:p>2019-01-2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6" calcext:value-type="date">
            <text:p>2019-01-2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7" calcext:value-type="date">
            <text:p>2019-01-2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8" calcext:value-type="date">
            <text:p>2019-01-2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29" calcext:value-type="date">
            <text:p>2019-01-2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30" calcext:value-type="date">
            <text:p>2019-01-3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1-31" calcext:value-type="date">
            <text:p>2019-01-3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1" calcext:value-type="date">
            <text:p>2019-02-0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2" calcext:value-type="date">
            <text:p>2019-02-0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3" calcext:value-type="date">
            <text:p>2019-02-0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4" calcext:value-type="date">
            <text:p>2019-02-0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5" calcext:value-type="date">
            <text:p>2019-02-0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6" calcext:value-type="date">
            <text:p>2019-02-0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7" calcext:value-type="date">
            <text:p>2019-02-0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8" calcext:value-type="date">
            <text:p>2019-02-0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09" calcext:value-type="date">
            <text:p>2019-02-0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0" calcext:value-type="date">
            <text:p>2019-02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1" calcext:value-type="date">
            <text:p>2019-02-1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2" calcext:value-type="date">
            <text:p>2019-02-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3" calcext:value-type="date">
            <text:p>2019-02-1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4" calcext:value-type="date">
            <text:p>2019-02-1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5" calcext:value-type="date">
            <text:p>2019-02-1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6" calcext:value-type="date">
            <text:p>2019-02-1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7" calcext:value-type="date">
            <text:p>2019-02-1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8" calcext:value-type="date">
            <text:p>2019-02-1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19" calcext:value-type="date">
            <text:p>2019-02-1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0" calcext:value-type="date">
            <text:p>2019-02-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1" calcext:value-type="date">
            <text:p>2019-02-2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2" calcext:value-type="date">
            <text:p>2019-02-2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3" calcext:value-type="date">
            <text:p>2019-02-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4" calcext:value-type="date">
            <text:p>2019-02-2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5" calcext:value-type="date">
            <text:p>2019-02-2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6" calcext:value-type="date">
            <text:p>2019-02-2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7" calcext:value-type="date">
            <text:p>2019-02-2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2-28" calcext:value-type="date">
            <text:p>2019-02-2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1" calcext:value-type="date">
            <text:p>2019-03-0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2" calcext:value-type="date">
            <text:p>2019-03-0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3" calcext:value-type="date">
            <text:p>2019-03-0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4" calcext:value-type="date">
            <text:p>2019-03-0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5" calcext:value-type="date">
            <text:p>2019-03-0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6" calcext:value-type="date">
            <text:p>2019-03-0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7" calcext:value-type="date">
            <text:p>2019-03-0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8" calcext:value-type="date">
            <text:p>2019-03-0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09" calcext:value-type="date">
            <text:p>2019-03-0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0" calcext:value-type="date">
            <text:p>2019-03-1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1" calcext:value-type="date">
            <text:p>2019-03-1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2" calcext:value-type="date">
            <text:p>2019-03-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3" calcext:value-type="date">
            <text:p>2019-03-1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4" calcext:value-type="date">
            <text:p>2019-03-1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5" calcext:value-type="date">
            <text:p>2019-03-1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6" calcext:value-type="date">
            <text:p>2019-03-1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7" calcext:value-type="date">
            <text:p>2019-03-1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8" calcext:value-type="date">
            <text:p>2019-03-1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19" calcext:value-type="date">
            <text:p>2019-03-1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0" calcext:value-type="date">
            <text:p>2019-03-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1" calcext:value-type="date">
            <text:p>2019-03-2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2" calcext:value-type="date">
            <text:p>2019-03-2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3" calcext:value-type="date">
            <text:p>2019-03-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4" calcext:value-type="date">
            <text:p>2019-03-2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5" calcext:value-type="date">
            <text:p>2019-03-2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6" calcext:value-type="date">
            <text:p>2019-03-2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7" calcext:value-type="date">
            <text:p>2019-03-27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8" calcext:value-type="date">
            <text:p>2019-03-2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29" calcext:value-type="date">
            <text:p>2019-03-2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30" calcext:value-type="date">
            <text:p>2019-03-3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3-31" calcext:value-type="date">
            <text:p>2019-03-3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1" calcext:value-type="date">
            <text:p>2019-04-0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2" calcext:value-type="date">
            <text:p>2019-04-0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3" calcext:value-type="date">
            <text:p>2019-04-0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4" calcext:value-type="date">
            <text:p>2019-04-04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5" calcext:value-type="date">
            <text:p>2019-04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6" calcext:value-type="date">
            <text:p>2019-04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7" calcext:value-type="date">
            <text:p>2019-04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8" calcext:value-type="date">
            <text:p>2019-04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09" calcext:value-type="date">
            <text:p>2019-04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0" calcext:value-type="date">
            <text:p>2019-04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1" calcext:value-type="date">
            <text:p>2019-04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2" calcext:value-type="date">
            <text:p>2019-04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3" calcext:value-type="date">
            <text:p>2019-04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4" calcext:value-type="date">
            <text:p>2019-04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5" calcext:value-type="date">
            <text:p>2019-04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6" calcext:value-type="date">
            <text:p>2019-04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7" calcext:value-type="date">
            <text:p>2019-04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8" calcext:value-type="date">
            <text:p>2019-04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19" calcext:value-type="date">
            <text:p>2019-04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0" calcext:value-type="date">
            <text:p>2019-04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1" calcext:value-type="date">
            <text:p>2019-04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2" calcext:value-type="date">
            <text:p>2019-04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3" calcext:value-type="date">
            <text:p>2019-04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4" calcext:value-type="date">
            <text:p>2019-04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5" calcext:value-type="date">
            <text:p>2019-04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6" calcext:value-type="date">
            <text:p>2019-04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7" calcext:value-type="date">
            <text:p>2019-04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8" calcext:value-type="date">
            <text:p>2019-04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29" calcext:value-type="date">
            <text:p>2019-04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4-30" calcext:value-type="date">
            <text:p>2019-04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1" calcext:value-type="date">
            <text:p>2019-05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2" calcext:value-type="date">
            <text:p>2019-05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3" calcext:value-type="date">
            <text:p>2019-05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4" calcext:value-type="date">
            <text:p>2019-05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5" calcext:value-type="date">
            <text:p>2019-05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6" calcext:value-type="date">
            <text:p>2019-05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7" calcext:value-type="date">
            <text:p>2019-05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8" calcext:value-type="date">
            <text:p>2019-05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09" calcext:value-type="date">
            <text:p>2019-05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0" calcext:value-type="date">
            <text:p>2019-05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1" calcext:value-type="date">
            <text:p>2019-05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2" calcext:value-type="date">
            <text:p>2019-05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3" calcext:value-type="date">
            <text:p>2019-05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4" calcext:value-type="date">
            <text:p>2019-05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5" calcext:value-type="date">
            <text:p>2019-05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6" calcext:value-type="date">
            <text:p>2019-05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7" calcext:value-type="date">
            <text:p>2019-05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8" calcext:value-type="date">
            <text:p>2019-05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19" calcext:value-type="date">
            <text:p>2019-05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0" calcext:value-type="date">
            <text:p>2019-05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1" calcext:value-type="date">
            <text:p>2019-05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2" calcext:value-type="date">
            <text:p>2019-05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3" calcext:value-type="date">
            <text:p>2019-05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4" calcext:value-type="date">
            <text:p>2019-05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5" calcext:value-type="date">
            <text:p>2019-05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6" calcext:value-type="date">
            <text:p>2019-05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7" calcext:value-type="date">
            <text:p>2019-05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8" calcext:value-type="date">
            <text:p>2019-05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29" calcext:value-type="date">
            <text:p>2019-05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30" calcext:value-type="date">
            <text:p>2019-05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5-31" calcext:value-type="date">
            <text:p>2019-05-3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1" calcext:value-type="date">
            <text:p>2019-06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2" calcext:value-type="date">
            <text:p>2019-06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3" calcext:value-type="date">
            <text:p>2019-06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4" calcext:value-type="date">
            <text:p>2019-06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5" calcext:value-type="date">
            <text:p>2019-06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6" calcext:value-type="date">
            <text:p>2019-06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7" calcext:value-type="date">
            <text:p>2019-06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8" calcext:value-type="date">
            <text:p>2019-06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09" calcext:value-type="date">
            <text:p>2019-06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0" calcext:value-type="date">
            <text:p>2019-06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1" calcext:value-type="date">
            <text:p>2019-06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2" calcext:value-type="date">
            <text:p>2019-06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3" calcext:value-type="date">
            <text:p>2019-06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4" calcext:value-type="date">
            <text:p>2019-06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5" calcext:value-type="date">
            <text:p>2019-06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6" calcext:value-type="date">
            <text:p>2019-06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7" calcext:value-type="date">
            <text:p>2019-06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8" calcext:value-type="date">
            <text:p>2019-06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19" calcext:value-type="date">
            <text:p>2019-06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0" calcext:value-type="date">
            <text:p>2019-06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1" calcext:value-type="date">
            <text:p>2019-06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2" calcext:value-type="date">
            <text:p>2019-06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3" calcext:value-type="date">
            <text:p>2019-06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4" calcext:value-type="date">
            <text:p>2019-06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5" calcext:value-type="date">
            <text:p>2019-06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6" calcext:value-type="date">
            <text:p>2019-06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7" calcext:value-type="date">
            <text:p>2019-06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8" calcext:value-type="date">
            <text:p>2019-06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29" calcext:value-type="date">
            <text:p>2019-06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6-30" calcext:value-type="date">
            <text:p>2019-06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1" calcext:value-type="date">
            <text:p>2019-07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2" calcext:value-type="date">
            <text:p>2019-07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3" calcext:value-type="date">
            <text:p>2019-07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4" calcext:value-type="date">
            <text:p>2019-07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5" calcext:value-type="date">
            <text:p>2019-07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6" calcext:value-type="date">
            <text:p>2019-07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7" calcext:value-type="date">
            <text:p>2019-07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8" calcext:value-type="date">
            <text:p>2019-07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09" calcext:value-type="date">
            <text:p>2019-07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0" calcext:value-type="date">
            <text:p>2019-07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1" calcext:value-type="date">
            <text:p>2019-07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2" calcext:value-type="date">
            <text:p>2019-07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3" calcext:value-type="date">
            <text:p>2019-07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4" calcext:value-type="date">
            <text:p>2019-07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5" calcext:value-type="date">
            <text:p>2019-07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6" calcext:value-type="date">
            <text:p>2019-07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7" calcext:value-type="date">
            <text:p>2019-07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8" calcext:value-type="date">
            <text:p>2019-07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19" calcext:value-type="date">
            <text:p>2019-07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0" calcext:value-type="date">
            <text:p>2019-07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1" calcext:value-type="date">
            <text:p>2019-07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2" calcext:value-type="date">
            <text:p>2019-07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3" calcext:value-type="date">
            <text:p>2019-07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4" calcext:value-type="date">
            <text:p>2019-07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5" calcext:value-type="date">
            <text:p>2019-07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6" calcext:value-type="date">
            <text:p>2019-07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7" calcext:value-type="date">
            <text:p>2019-07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8" calcext:value-type="date">
            <text:p>2019-07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29" calcext:value-type="date">
            <text:p>2019-07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30" calcext:value-type="date">
            <text:p>2019-07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7-31" calcext:value-type="date">
            <text:p>2019-07-3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1" calcext:value-type="date">
            <text:p>2019-08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2" calcext:value-type="date">
            <text:p>2019-08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3" calcext:value-type="date">
            <text:p>2019-08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4" calcext:value-type="date">
            <text:p>2019-08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5" calcext:value-type="date">
            <text:p>2019-08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6" calcext:value-type="date">
            <text:p>2019-08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7" calcext:value-type="date">
            <text:p>2019-08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8" calcext:value-type="date">
            <text:p>2019-08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09" calcext:value-type="date">
            <text:p>2019-08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0" calcext:value-type="date">
            <text:p>2019-08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1" calcext:value-type="date">
            <text:p>2019-08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2" calcext:value-type="date">
            <text:p>2019-08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3" calcext:value-type="date">
            <text:p>2019-08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4" calcext:value-type="date">
            <text:p>2019-08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5" calcext:value-type="date">
            <text:p>2019-08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6" calcext:value-type="date">
            <text:p>2019-08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7" calcext:value-type="date">
            <text:p>2019-08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8" calcext:value-type="date">
            <text:p>2019-08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19" calcext:value-type="date">
            <text:p>2019-08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0" calcext:value-type="date">
            <text:p>2019-08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1" calcext:value-type="date">
            <text:p>2019-08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2" calcext:value-type="date">
            <text:p>2019-08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3" calcext:value-type="date">
            <text:p>2019-08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4" calcext:value-type="date">
            <text:p>2019-08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5" calcext:value-type="date">
            <text:p>2019-08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6" calcext:value-type="date">
            <text:p>2019-08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7" calcext:value-type="date">
            <text:p>2019-08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8" calcext:value-type="date">
            <text:p>2019-08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29" calcext:value-type="date">
            <text:p>2019-08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30" calcext:value-type="date">
            <text:p>2019-08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8-31" calcext:value-type="date">
            <text:p>2019-08-3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1" calcext:value-type="date">
            <text:p>2019-09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2" calcext:value-type="date">
            <text:p>2019-09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3" calcext:value-type="date">
            <text:p>2019-09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4" calcext:value-type="date">
            <text:p>2019-09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5" calcext:value-type="date">
            <text:p>2019-09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6" calcext:value-type="date">
            <text:p>2019-09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7" calcext:value-type="date">
            <text:p>2019-09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8" calcext:value-type="date">
            <text:p>2019-09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09" calcext:value-type="date">
            <text:p>2019-09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0" calcext:value-type="date">
            <text:p>2019-09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1" calcext:value-type="date">
            <text:p>2019-09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2" calcext:value-type="date">
            <text:p>2019-09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3" calcext:value-type="date">
            <text:p>2019-09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4" calcext:value-type="date">
            <text:p>2019-09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5" calcext:value-type="date">
            <text:p>2019-09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6" calcext:value-type="date">
            <text:p>2019-09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7" calcext:value-type="date">
            <text:p>2019-09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8" calcext:value-type="date">
            <text:p>2019-09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19" calcext:value-type="date">
            <text:p>2019-09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0" calcext:value-type="date">
            <text:p>2019-09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1" calcext:value-type="date">
            <text:p>2019-09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2" calcext:value-type="date">
            <text:p>2019-09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3" calcext:value-type="date">
            <text:p>2019-09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4" calcext:value-type="date">
            <text:p>2019-09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5" calcext:value-type="date">
            <text:p>2019-09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6" calcext:value-type="date">
            <text:p>2019-09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7" calcext:value-type="date">
            <text:p>2019-09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8" calcext:value-type="date">
            <text:p>2019-09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29" calcext:value-type="date">
            <text:p>2019-09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09-30" calcext:value-type="date">
            <text:p>2019-09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1" calcext:value-type="date">
            <text:p>2019-10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2" calcext:value-type="date">
            <text:p>2019-10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3" calcext:value-type="date">
            <text:p>2019-10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4" calcext:value-type="date">
            <text:p>2019-10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5" calcext:value-type="date">
            <text:p>2019-10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6" calcext:value-type="date">
            <text:p>2019-10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7" calcext:value-type="date">
            <text:p>2019-10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8" calcext:value-type="date">
            <text:p>2019-10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09" calcext:value-type="date">
            <text:p>2019-10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0" calcext:value-type="date">
            <text:p>2019-10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1" calcext:value-type="date">
            <text:p>2019-10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2" calcext:value-type="date">
            <text:p>2019-10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3" calcext:value-type="date">
            <text:p>2019-10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4" calcext:value-type="date">
            <text:p>2019-10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5" calcext:value-type="date">
            <text:p>2019-10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6" calcext:value-type="date">
            <text:p>2019-10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7" calcext:value-type="date">
            <text:p>2019-10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8" calcext:value-type="date">
            <text:p>2019-10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19" calcext:value-type="date">
            <text:p>2019-10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0" calcext:value-type="date">
            <text:p>2019-10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1" calcext:value-type="date">
            <text:p>2019-10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2" calcext:value-type="date">
            <text:p>2019-10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3" calcext:value-type="date">
            <text:p>2019-10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4" calcext:value-type="date">
            <text:p>2019-10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5" calcext:value-type="date">
            <text:p>2019-10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6" calcext:value-type="date">
            <text:p>2019-10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7" calcext:value-type="date">
            <text:p>2019-10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8" calcext:value-type="date">
            <text:p>2019-10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29" calcext:value-type="date">
            <text:p>2019-10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30" calcext:value-type="date">
            <text:p>2019-10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0-31" calcext:value-type="date">
            <text:p>2019-10-3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1" calcext:value-type="date">
            <text:p>2019-11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2" calcext:value-type="date">
            <text:p>2019-11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3" calcext:value-type="date">
            <text:p>2019-11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4" calcext:value-type="date">
            <text:p>2019-11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5" calcext:value-type="date">
            <text:p>2019-11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6" calcext:value-type="date">
            <text:p>2019-11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7" calcext:value-type="date">
            <text:p>2019-11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8" calcext:value-type="date">
            <text:p>2019-11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09" calcext:value-type="date">
            <text:p>2019-11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0" calcext:value-type="date">
            <text:p>2019-11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1" calcext:value-type="date">
            <text:p>2019-11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2" calcext:value-type="date">
            <text:p>2019-11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3" calcext:value-type="date">
            <text:p>2019-11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4" calcext:value-type="date">
            <text:p>2019-11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5" calcext:value-type="date">
            <text:p>2019-11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6" calcext:value-type="date">
            <text:p>2019-11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7" calcext:value-type="date">
            <text:p>2019-11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8" calcext:value-type="date">
            <text:p>2019-11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19" calcext:value-type="date">
            <text:p>2019-11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0" calcext:value-type="date">
            <text:p>2019-11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1" calcext:value-type="date">
            <text:p>2019-11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2" calcext:value-type="date">
            <text:p>2019-11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3" calcext:value-type="date">
            <text:p>2019-11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4" calcext:value-type="date">
            <text:p>2019-11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5" calcext:value-type="date">
            <text:p>2019-11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6" calcext:value-type="date">
            <text:p>2019-11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7" calcext:value-type="date">
            <text:p>2019-11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8" calcext:value-type="date">
            <text:p>2019-11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29" calcext:value-type="date">
            <text:p>2019-11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1-30" calcext:value-type="date">
            <text:p>2019-11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1" calcext:value-type="date">
            <text:p>2019-12-0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2" calcext:value-type="date">
            <text:p>2019-12-0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3" calcext:value-type="date">
            <text:p>2019-12-0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4" calcext:value-type="date">
            <text:p>2019-12-0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5" calcext:value-type="date">
            <text:p>2019-12-0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6" calcext:value-type="date">
            <text:p>2019-12-0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7" calcext:value-type="date">
            <text:p>2019-12-0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8" calcext:value-type="date">
            <text:p>2019-12-0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09" calcext:value-type="date">
            <text:p>2019-12-0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0" calcext:value-type="date">
            <text:p>2019-12-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1" calcext:value-type="date">
            <text:p>2019-12-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2" calcext:value-type="date">
            <text:p>2019-12-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3" calcext:value-type="date">
            <text:p>2019-12-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4" calcext:value-type="date">
            <text:p>2019-12-1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5" calcext:value-type="date">
            <text:p>2019-12-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6" calcext:value-type="date">
            <text:p>2019-12-1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7" calcext:value-type="date">
            <text:p>2019-12-1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8" calcext:value-type="date">
            <text:p>2019-12-1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19" calcext:value-type="date">
            <text:p>2019-12-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0" calcext:value-type="date">
            <text:p>2019-12-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1" calcext:value-type="date">
            <text:p>2019-12-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2" calcext:value-type="date">
            <text:p>2019-12-2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3" calcext:value-type="date">
            <text:p>2019-12-2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4" calcext:value-type="date">
            <text:p>2019-12-24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5" calcext:value-type="date">
            <text:p>2019-12-2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6" calcext:value-type="date">
            <text:p>2019-12-2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7" calcext:value-type="date">
            <text:p>2019-12-2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8" calcext:value-type="date">
            <text:p>2019-12-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29" calcext:value-type="date">
            <text:p>2019-12-2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30" calcext:value-type="date">
            <text:p>2019-12-3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>
          <table:table-cell table:style-name="ce10" office:value-type="date" office:date-value="2019-12-31" calcext:value-type="date">
            <text:p>2019-12-3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</table:table-row>
        <table:table-row table:style-name="ro1" table:number-rows-repeated="101246">
          <table:table-cell table:style-name="Default" table:number-columns-repeated="23"/>
        </table:table-row>
        <table:table-row table:style-name="ro1" table:number-rows-repeated="946963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SW_2019_station_avail.B2:SW_2019_station_avail.W366">
            <calcext:condition calcext:apply-style-name="Untitled1" calcext:value="=1" calcext:base-cell-address="SW_2019_station_avail.B2"/>
            <calcext:condition calcext:apply-style-name="Untitled2" calcext:value="=0" calcext:base-cell-address="SW_2019_station_avail.B2"/>
          </calcext:conditional-format>
          <calcext:conditional-format calcext:target-range-address="SW_2019_station_avail.A101613:SW_2019_station_avail.W1048576 SW_2019_station_avail.A1:SW_2019_station_avail.W366">
            <calcext:condition calcext:apply-style-name="Untitled3" calcext:value="=1" calcext:base-cell-address="SW_2019_station_avail.A1"/>
            <calcext:condition calcext:apply-style-name="Untitled4" calcext:value="=0" calcext:base-cell-address="SW_2019_station_avail.A1"/>
            <calcext:condition calcext:apply-style-name="Untitled5" calcext:value="not-contains-text(0)" calcext:base-cell-address="SW_2019_station_avail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3faf46"/>
    </style:style>
    <style:style style:name="Untitled2" style:family="table-cell" style:parent-style-name="Default">
      <style:table-cell-properties fo:background-color="#f10d0c"/>
    </style:style>
    <style:style style:name="Untitled3" style:family="table-cell" style:parent-style-name="Default">
      <style:table-cell-properties fo:background-color="#3faf46"/>
    </style:style>
    <style:style style:name="Untitled4" style:family="table-cell" style:parent-style-name="Default">
      <style:table-cell-properties fo:background-color="#f10d0c"/>
    </style:style>
    <style:style style:name="Untitled5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0:47:22.567044432</meta:creation-date>
    <dc:date>2021-08-23T16:47:48.782698835</dc:date>
    <meta:editing-duration>PT12M41S</meta:editing-duration>
    <meta:editing-cycles>4</meta:editing-cycles>
    <meta:generator>LibreOffice/6.4.7.2$Linux_X86_64 LibreOffice_project/40$Build-2</meta:generator>
    <meta:document-statistic meta:table-count="3" meta:cell-count="2261" meta:object-count="0"/>
  </office:meta>
</office:document-meta>
</file>